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Monaco1" svg:font-family="Monaco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enlo Regular" svg:font-family="'Menlo Regular'" style:font-family-generic="roma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Courier" svg:font-family="Courier" style:font-family-generic="system" style:font-pitch="variable"/>
    <style:font-face style:name="Menlo Regular1" svg:font-family="'Menlo Regular'" style:font-family-generic="system" style:font-pitch="variable"/>
    <style:font-face style:name="Monaco2" svg:font-family="Monac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20pt" fo:language="en" fo:country="GB" fo:font-weight="bold" style:font-size-asian="20pt" style:font-weight-asian="bold"/>
    </style:style>
    <style:style style:name="P2" style:family="paragraph" style:parent-style-name="Standard">
      <style:text-properties style:font-name="Arial1" fo:language="en" fo:country="GB"/>
    </style:style>
    <style:style style:name="P3" style:family="paragraph" style:parent-style-name="Standard">
      <style:text-properties style:font-name="Arial1" fo:language="en" fo:country="GB" fo:font-weight="bold" style:font-weight-asian="bold"/>
    </style:style>
    <style:style style:name="P4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1" style:font-name-complex="Arial2" style:font-size-complex="11pt"/>
    </style:style>
    <style:style style:name="P5" style:family="paragraph" style:parent-style-name="Standard">
      <style:paragraph-properties fo:orphans="0" fo:widows="0"/>
      <style:text-properties style:font-name="Arial1" fo:font-size="10pt" style:font-size-asian="10pt" style:font-name-complex="Arial2" style:font-size-complex="11pt"/>
    </style:style>
    <style:style style:name="P6" style:family="paragraph" style:parent-style-name="Standard">
      <style:paragraph-properties fo:orphans="0" fo:widows="0"/>
      <style:text-properties style:font-name="Arial1" fo:font-size="16pt" fo:font-weight="bold" style:font-size-asian="16pt" style:font-weight-asian="bold" style:font-name-complex="Arial2" style:font-size-complex="16pt" style:font-weight-complex="bold"/>
    </style:style>
    <style:style style:name="P7" style:family="paragraph" style:parent-style-name="Standard">
      <style:paragraph-properties fo:orphans="0" fo:widows="0"/>
      <style:text-properties style:font-name="Arial1" fo:font-size="11pt" style:font-size-asian="11pt" style:font-name-complex="Arial2" style:font-size-complex="11pt"/>
    </style:style>
    <style:style style:name="P8" style:family="paragraph" style:parent-style-name="Standard">
      <style:paragraph-properties fo:orphans="0" fo:widows="0"/>
    </style:style>
    <style:style style:name="P9" style:family="paragraph" style:parent-style-name="Standard">
      <style:paragraph-properties fo:orphans="0" fo:widows="0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0" style:family="paragraph" style:parent-style-name="Standard">
      <style:text-properties fo:color="#008080" style:font-name="Monaco" fo:font-size="11pt" style:font-size-asian="11pt" style:font-name-complex="Monaco2" style:font-size-complex="11pt"/>
    </style:style>
    <style:style style:name="P11" style:family="paragraph" style:parent-style-name="Standard">
      <style:paragraph-properties fo:orphans="0" fo:widows="0"/>
      <style:text-properties style:font-name="Monaco" fo:font-size="10pt" style:font-size-asian="10pt" style:font-name-complex="Monaco2" style:font-size-complex="11pt"/>
    </style:style>
    <style:style style:name="P12" style:family="paragraph" style:parent-style-name="Standard">
      <style:paragraph-properties fo:orphans="0" fo:widows="0"/>
      <style:text-properties style:font-name="Monaco" fo:font-size="11pt" style:font-size-asian="11pt" style:font-name-complex="Monaco2" style:font-size-complex="11pt"/>
    </style:style>
    <style:style style:name="P13" style:family="paragraph" style:parent-style-name="Standard">
      <style:text-properties fo:color="#000000" style:font-name="Monaco" fo:font-size="11pt" style:font-size-asian="11pt" style:font-name-complex="Monaco2" style:font-size-complex="11pt"/>
    </style:style>
    <style:style style:name="P14" style:family="paragraph" style:parent-style-name="Standard">
      <style:paragraph-properties fo:orphans="0" fo:widows="0"/>
      <style:text-properties fo:color="#000000" style:font-name="Monaco" fo:font-size="11pt" style:font-size-asian="11pt" style:font-name-complex="Monaco2" style:font-size-complex="11pt"/>
    </style:style>
    <style:style style:name="P15" style:family="paragraph" style:parent-style-name="Standard">
      <style:paragraph-properties fo:orphans="0" fo:widows="0"/>
      <style:text-properties fo:color="#000000" style:font-name="Monaco" fo:font-size="10pt" style:font-size-asian="10pt" style:font-name-complex="Monaco2" style:font-size-complex="11pt"/>
    </style:style>
    <style:style style:name="P16" style:family="paragraph" style:parent-style-name="Standard">
      <style:text-properties style:font-name="Monaco1" fo:font-size="11pt" style:font-name-asian="Monaco1" style:font-size-asian="11pt" style:font-name-complex="Monaco1" style:font-size-complex="11pt"/>
    </style:style>
    <style:style style:name="P17" style:family="paragraph" style:parent-style-name="Standard">
      <style:paragraph-properties fo:orphans="0" fo:widows="0"/>
      <style:text-properties style:font-name="Monaco1" fo:font-size="11pt" style:font-name-asian="Monaco1" style:font-size-asian="11pt" style:font-name-complex="Monaco1" style:font-size-complex="11pt"/>
    </style:style>
    <style:style style:name="P18" style:family="paragraph" style:parent-style-name="Standard">
      <style:paragraph-properties fo:margin-left="0.5in" fo:margin-right="0in" fo:text-indent="0in" style:auto-text-indent="false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style:font-name="Arial1" fo:language="en" fo:country="GB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style:font-name="Arial1" fo:language="en" fo:country="GB"/>
    </style:style>
    <style:style style:name="P21" style:family="paragraph" style:parent-style-name="Standard">
      <style:paragraph-properties fo:margin-left="0.4925in" fo:margin-right="0in" fo:text-indent="0in" style:auto-text-indent="false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style:font-name="Arial1" fo:language="en" fo:country="GB"/>
    </style:style>
    <style:style style:name="P23" style:family="paragraph" style:parent-style-name="Standard">
      <style:paragraph-properties fo:margin-left="0in" fo:margin-right="0in" fo:text-indent="0.5in" style:auto-text-indent="false"/>
    </style:style>
    <style:style style:name="P24" style:family="paragraph" style:parent-style-name="Standard">
      <style:paragraph-properties fo:margin-left="0in" fo:margin-right="0in" fo:orphans="0" fo:widows="0" fo:text-indent="0.5in" style:auto-text-indent="false"/>
    </style:style>
    <style:style style:name="P25" style:family="paragraph" style:parent-style-name="Standard">
      <style:paragraph-properties fo:margin-left="1.5in" fo:margin-right="0in" fo:orphans="0" fo:widows="0" fo:text-indent="-1.5in" style:auto-text-indent="false"/>
    </style:style>
    <style:style style:name="P26" style:family="paragraph" style:parent-style-name="Standard">
      <style:paragraph-properties fo:margin-left="1.5in" fo:margin-right="0in" fo:orphans="0" fo:widows="0" fo:text-indent="-1.5in" style:auto-text-indent="false"/>
      <style:text-properties style:font-name="Arial1" fo:font-size="11pt" style:font-size-asian="11pt" style:font-name-complex="Arial2" style:font-size-complex="11pt"/>
    </style:style>
    <style:style style:name="P27" style:family="paragraph" style:parent-style-name="Standard" style:master-page-name="Standard">
      <style:paragraph-properties fo:text-align="center" style:justify-single-word="false" style:page-number="auto"/>
    </style:style>
    <style:style style:name="P28" style:family="paragraph" style:parent-style-name="List_20_Paragraph" style:list-style-name="WWNum1"/>
    <style:style style:name="P29" style:family="paragraph" style:parent-style-name="List_20_Paragraph">
      <style:text-properties style:font-name="Arial1" fo:language="en" fo:country="GB"/>
    </style:style>
    <style:style style:name="P30" style:family="paragraph" style:parent-style-name="List_20_Paragraph">
      <style:text-properties style:font-name="Arial1" fo:language="en" fo:country="GB" fo:font-weight="bold" style:font-weight-asian="bold"/>
    </style:style>
    <style:style style:name="P31" style:family="paragraph" style:parent-style-name="List_20_Paragraph">
      <style:text-properties style:font-name="Arial1" fo:font-size="14pt" fo:language="en" fo:country="GB" style:font-size-asian="14pt"/>
    </style:style>
    <style:style style:name="P32" style:family="paragraph" style:parent-style-name="List_20_Paragraph" style:list-style-name="L1"/>
    <style:style style:name="P33" style:family="paragraph" style:parent-style-name="List_20_Paragraph" style:list-style-name="L2"/>
    <style:style style:name="T1" style:family="text">
      <style:text-properties style:font-name="Arial1" fo:font-size="20pt" fo:language="en" fo:country="GB" fo:font-weight="bold" style:font-size-asian="20pt" style:font-weight-asian="bold"/>
    </style:style>
    <style:style style:name="T2" style:family="text">
      <style:text-properties style:font-name="Arial1" fo:language="en" fo:country="GB"/>
    </style:style>
    <style:style style:name="T3" style:family="text">
      <style:text-properties style:font-name="Arial1" fo:language="en" fo:country="GB" fo:font-weight="bold" style:font-weight-asian="bold"/>
    </style:style>
    <style:style style:name="T4" style:family="text">
      <style:text-properties style:font-name="Arial1" fo:font-size="14pt" fo:language="en" fo:country="GB" fo:font-weight="bold" style:font-size-asian="14pt" style:font-weight-asian="bold"/>
    </style:style>
    <style:style style:name="T5" style:family="text">
      <style:text-properties style:font-name="Arial1" fo:font-size="14pt" fo:language="en" fo:country="GB" fo:font-weight="normal" style:font-size-asian="14pt" style:font-weight-asian="normal" style:font-weight-complex="normal"/>
    </style:style>
    <style:style style:name="T6" style:family="text">
      <style:text-properties style:font-name="Arial1" fo:font-size="14pt" fo:font-weight="bold" style:font-size-asian="14pt" style:font-weight-asian="bold" style:font-name-complex="Arial2" style:font-size-complex="16pt" style:font-weight-complex="bold"/>
    </style:style>
    <style:style style:name="T7" style:family="text">
      <style:text-properties style:font-name="Arial1" fo:font-weight="bold" style:font-weight-asian="bold" style:font-name-complex="Monaco2" style:font-size-complex="11pt"/>
    </style:style>
    <style:style style:name="T8" style:family="text">
      <style:text-properties style:font-name="Arial1" fo:font-weight="bold" style:font-weight-asian="bold" style:font-name-complex="Arial2" style:font-size-complex="11pt"/>
    </style:style>
    <style:style style:name="T9" style:family="text">
      <style:text-properties style:font-name="Arial1" style:font-name-complex="Arial2" style:font-size-complex="11pt"/>
    </style:style>
    <style:style style:name="T10" style:family="text">
      <style:text-properties style:font-name="Arial1" fo:font-size="11pt" style:font-size-asian="11pt" style:font-name-complex="Arial2" style:font-size-complex="11pt"/>
    </style:style>
    <style:style style:name="T11" style:family="text">
      <style:text-properties style:font-name="Arial1" fo:font-size="11pt" fo:font-style="italic" style:font-size-asian="11pt" style:font-style-asian="italic" style:font-name-complex="Arial2" style:font-size-complex="11pt"/>
    </style:style>
    <style:style style:name="T12" style:family="text">
      <style:text-properties style:font-name="Arial1" fo:font-size="10pt" style:font-size-asian="10pt" style:font-name-complex="Arial2" style:font-size-complex="11pt"/>
    </style:style>
    <style:style style:name="T13" style:family="text">
      <style:text-properties style:font-name="Arial1" fo:font-size="12pt" fo:language="en" fo:country="GB" fo:font-weight="normal" style:font-size-asian="12pt" style:font-weight-asian="normal" style:font-size-complex="12pt" style:font-weight-complex="normal"/>
    </style:style>
    <style:style style:name="T14" style:family="text">
      <style:text-properties fo:color="#008080" style:font-name="Monaco" fo:font-size="10pt" style:font-size-asian="10pt" style:font-name-complex="Monaco2" style:font-size-complex="11pt"/>
    </style:style>
    <style:style style:name="T15" style:family="text">
      <style:text-properties fo:color="#008080" style:font-name="Monaco" fo:font-size="11pt" style:font-size-asian="11pt" style:font-name-complex="Monaco2" style:font-size-complex="11pt"/>
    </style:style>
    <style:style style:name="T16" style:family="text">
      <style:text-properties style:font-name="Monaco" fo:font-size="10pt" style:font-size-asian="10pt" style:font-name-complex="Monaco2" style:font-size-complex="11pt"/>
    </style:style>
    <style:style style:name="T17" style:family="text">
      <style:text-properties style:font-name="Monaco" fo:font-size="10pt" fo:language="en" fo:country="GB" style:font-size-asian="10pt" style:font-name-complex="Monaco2" style:font-size-complex="11pt"/>
    </style:style>
    <style:style style:name="T18" style:family="text">
      <style:text-properties style:font-name="Monaco" fo:font-size="11pt" style:font-size-asian="11pt" style:font-name-complex="Monaco2" style:font-size-complex="11pt"/>
    </style:style>
    <style:style style:name="T19" style:family="text">
      <style:text-properties fo:color="#3f7f7f" style:font-name="Monaco" fo:font-size="10pt" style:font-size-asian="10pt" style:font-name-complex="Monaco2" style:font-size-complex="11pt"/>
    </style:style>
    <style:style style:name="T20" style:family="text">
      <style:text-properties fo:color="#3f7f7f" style:font-name="Monaco" fo:font-size="11pt" style:font-size-asian="11pt" style:font-name-complex="Monaco2" style:font-size-complex="11pt"/>
    </style:style>
    <style:style style:name="T21" style:family="text">
      <style:text-properties fo:color="#7f007f" style:font-name="Monaco" fo:font-size="10pt" style:font-size-asian="10pt" style:font-name-complex="Monaco2" style:font-size-complex="11pt"/>
    </style:style>
    <style:style style:name="T22" style:family="text">
      <style:text-properties fo:color="#7f007f" style:font-name="Monaco" fo:font-size="11pt" style:font-size-asian="11pt" style:font-name-complex="Monaco2" style:font-size-complex="11pt"/>
    </style:style>
    <style:style style:name="T23" style:family="text">
      <style:text-properties fo:color="#7f007f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24" style:family="text">
      <style:text-properties fo:color="#7f007f" style:font-name="Monaco1" fo:font-size="10pt" fo:font-style="italic" style:font-name-asian="Monaco1" style:font-size-asian="10pt" style:font-style-asian="italic" style:font-name-complex="Monaco1" style:font-size-complex="10pt" style:font-style-complex="italic"/>
    </style:style>
    <style:style style:name="T25" style:family="text">
      <style:text-properties fo:color="#000000"/>
    </style:style>
    <style:style style:name="T26" style:family="text">
      <style:text-properties fo:color="#000000" style:font-name="Monaco" fo:font-size="10pt" style:font-size-asian="10pt" style:font-name-complex="Monaco2" style:font-size-complex="11pt"/>
    </style:style>
    <style:style style:name="T27" style:family="text">
      <style:text-properties fo:color="#000000" style:font-name="Monaco" fo:font-size="10pt" fo:font-style="italic" style:font-size-asian="10pt" style:font-style-asian="italic" style:font-name-complex="Monaco2" style:font-size-complex="11pt" style:font-style-complex="italic"/>
    </style:style>
    <style:style style:name="T28" style:family="text">
      <style:text-properties fo:color="#000000" style:font-name="Monaco" fo:font-size="11pt" style:font-size-asian="11pt" style:font-name-complex="Monaco2" style:font-size-complex="11pt"/>
    </style:style>
    <style:style style:name="T29" style:family="text">
      <style:text-properties fo:color="#000000" style:font-name="Monaco" fo:font-size="11pt" fo:font-style="italic" style:font-size-asian="11pt" style:font-style-asian="italic" style:font-name-complex="Monaco2" style:font-size-complex="11pt" style:font-style-complex="italic"/>
    </style:style>
    <style:style style:name="T30" style:family="text">
      <style:text-properties fo:color="#000000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31" style:family="text">
      <style:text-properties fo:color="#000000" style:font-name="Monaco1" fo:font-size="10pt" fo:font-style="italic" style:font-name-asian="Monaco1" style:font-size-asian="10pt" style:font-style-asian="italic" style:font-name-complex="Monaco1" style:font-size-complex="10pt" style:font-style-complex="italic"/>
    </style:style>
    <style:style style:name="T32" style:family="text">
      <style:text-properties fo:color="#000000" fo:font-style="italic" style:font-style-asian="italic" style:font-style-complex="italic"/>
    </style:style>
    <style:style style:name="T33" style:family="text">
      <style:text-properties fo:color="#2a00ff" style:font-name="Monaco" fo:font-size="10pt" fo:font-style="italic" style:font-size-asian="10pt" style:font-style-asian="italic" style:font-name-complex="Monaco2" style:font-size-complex="11pt" style:font-style-complex="italic"/>
    </style:style>
    <style:style style:name="T34" style:family="text">
      <style:text-properties fo:color="#2a00ff" style:font-name="Monaco" fo:font-size="11pt" style:font-size-asian="11pt" style:font-name-complex="Monaco2" style:font-size-complex="11pt"/>
    </style:style>
    <style:style style:name="T35" style:family="text">
      <style:text-properties fo:color="#2a00ff" style:font-name="Monaco" fo:font-size="11pt" fo:font-style="italic" style:font-size-asian="11pt" style:font-style-asian="italic" style:font-name-complex="Monaco2" style:font-size-complex="11pt" style:font-style-complex="italic"/>
    </style:style>
    <style:style style:name="T36" style:family="text">
      <style:text-properties fo:color="#2a00ff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37" style:family="text">
      <style:text-properties fo:color="#2a00ff" style:font-name="Monaco1" fo:font-size="10pt" fo:font-style="italic" style:font-name-asian="Monaco1" style:font-size-asian="10pt" style:font-style-asian="italic" style:font-name-complex="Monaco1" style:font-size-complex="10pt" style:font-style-complex="italic"/>
    </style:style>
    <style:style style:name="T38" style:family="text">
      <style:text-properties fo:color="#3f5fbf" style:font-name="Monaco" fo:font-size="11pt" style:font-size-asian="11pt" style:font-name-complex="Monaco2" style:font-size-complex="11pt"/>
    </style:style>
    <style:style style:name="T39" style:family="text">
      <style:text-properties fo:color="#3366ff" style:font-name="Monaco" fo:font-size="11pt" fo:font-style="italic" style:font-size-asian="11pt" style:font-style-asian="italic" style:font-name-complex="Courier" style:font-size-complex="13pt"/>
    </style:style>
    <style:style style:name="T40" style:family="text">
      <style:text-properties fo:color="#7f0055" style:font-name="Monaco" fo:font-size="11pt" fo:font-weight="bold" style:font-size-asian="11pt" style:font-weight-asian="bold" style:font-name-complex="Monaco2" style:font-size-complex="11pt" style:font-weight-complex="bold"/>
    </style:style>
    <style:style style:name="T41" style:family="text">
      <style:text-properties fo:color="#7f0055" style:font-name="Monaco" fo:font-size="10pt" fo:font-weight="bold" style:font-size-asian="10pt" style:font-weight-asian="bold" style:font-name-complex="Monaco2" style:font-size-complex="11pt" style:font-weight-complex="bold"/>
    </style:style>
    <style:style style:name="T42" style:family="text">
      <style:text-properties fo:color="#7f0055" fo:font-weight="bold" style:font-weight-asian="bold" style:font-weight-complex="bold"/>
    </style:style>
    <style:style style:name="T43" style:family="text">
      <style:text-properties fo:color="#3f7f5f" style:font-name="Monaco" fo:font-size="11pt" style:font-size-asian="11pt" style:font-name-complex="Monaco2" style:font-size-complex="11pt"/>
    </style:style>
    <style:style style:name="T44" style:family="text">
      <style:text-properties fo:color="#3f7f5f" style:font-name="Monaco" fo:font-size="11pt" style:text-underline-style="solid" style:text-underline-width="auto" style:text-underline-color="font-color" style:font-size-asian="11pt" style:font-name-complex="Monaco2" style:font-size-complex="11pt"/>
    </style:style>
    <style:style style:name="T45" style:family="text">
      <style:text-properties fo:color="#3f7f5f" style:font-name="Arial1" fo:font-size="12pt" fo:language="en" fo:country="GB" style:text-underline-style="solid" style:text-underline-width="auto" style:text-underline-color="font-color" fo:font-weight="normal" style:font-size-asian="12pt" style:font-weight-asian="normal" style:font-name-complex="Monaco2" style:font-size-complex="12pt" style:font-weight-complex="normal"/>
    </style:style>
    <style:style style:name="T46" style:family="text">
      <style:text-properties fo:color="#3f7f5f" style:font-name="Arial1" fo:font-size="11pt" fo:language="en" fo:country="GB" style:text-underline-style="solid" style:text-underline-width="auto" style:text-underline-color="font-color" fo:font-weight="normal" style:font-size-asian="11pt" style:font-weight-asian="normal" style:font-name-complex="Monaco2" style:font-size-complex="11pt" style:font-weight-complex="normal"/>
    </style:style>
    <style:style style:name="T47" style:family="text">
      <style:text-properties fo:color="#3f7f5f" style:font-name="Monaco1" fo:font-size="11pt" fo:language="en" fo:country="GB" style:text-underline-style="solid" style:text-underline-width="auto" style:text-underline-color="font-color" fo:font-weight="normal" style:font-size-asian="11pt" style:font-weight-asian="normal" style:font-name-complex="Monaco2" style:font-size-complex="11pt" style:font-weight-complex="normal"/>
    </style:style>
    <style:style style:name="T48" style:family="text">
      <style:text-properties fo:color="#3f7f5f" style:font-name="Monaco1" fo:font-size="11pt" style:font-size-asian="11pt" style:font-name-complex="Monaco2" style:font-size-complex="11pt"/>
    </style:style>
    <style:style style:name="T49" style:family="text">
      <style:text-properties style:text-position="super 58%" style:font-name="Arial1" fo:language="en" fo:country="GB"/>
    </style:style>
    <style:style style:name="T50" style:family="text">
      <style:text-properties style:text-position="super 58%" style:font-name="Arial1" style:font-name-complex="Arial2" style:font-size-complex="11pt"/>
    </style:style>
    <style:style style:name="T51" style:family="text">
      <style:text-properties fo:color="#5c2699" style:font-name="Menlo Regular" fo:font-size="10pt" style:font-size-asian="10pt" style:font-name-complex="Menlo Regular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"><text:s/>Adinch App Install User Guide.</text:span></text:p>
      <text:p text:style-name="P1"/>
      <text:p text:style-name="Standard"><text:span text:style-name="T3">Introduction</text:span></text:p>
      <text:p text:style-name="P3"/>
      <text:p text:style-name="Standard"><text:span text:style-name="T2">This guide will help you to include the Adinch App Install SDK into your application. </text:span></text:p>
      <text:p text:style-name="P2"/>
      <text:p text:style-name="Standard"><text:span text:style-name="T3">SDK Integration</text:span></text:p>
      <text:p text:style-name="P3"/>
      <text:p text:style-name="Standard"><text:span text:style-name="T2">The following steps should be performed in Eclipse to include the </text:span><text:span text:style-name="T13">Adinch App Install</text:span><text:span text:style-name="T2"> into your Android Application :</text:span></text:p>
      <text:p text:style-name="P2"/>
      <text:list xml:id="list6557313389435171621" text:style-name="WWNum1">
        <text:list-item>
          <text:p text:style-name="P28"><text:span text:style-name="T4">Include the Adinch App Install SDK library. </text:span></text:p>
        </text:list-item>
      </text:list>
      <text:p text:style-name="P29"/>
      <text:p text:style-name="List_20_Paragraph"><text:span text:style-name="T2">In your application, create a folder ‘libs’ and drag the jar file adinch_appinstall_sdk.jar into the libs folder.</text:span></text:p>
      <text:p text:style-name="P31"/>
      <text:list xml:id="list203653689" text:continue-numbering="true" text:style-name="WWNum1">
        <text:list-item>
          <text:p text:style-name="P28"><text:span text:style-name="T4">Add settings to your application manifest :</text:span></text:p>
        </text:list-item>
      </text:list>
      <text:p text:style-name="P19"/>
      <text:p text:style-name="P18"><text:span text:style-name="T2">Open AndroidManifest.xml and add the following lines within the application tag.</text:span></text:p>
      <text:p text:style-name="P19"/>
      <text:p text:style-name="P19"/>
      <text:p text:style-name="P8"><text:span text:style-name="T14">&lt;</text:span><text:span text:style-name="T19">receiver</text:span><text:span text:style-name="T16"> </text:span><text:span text:style-name="T24">android:name</text:span><text:span text:style-name="T31">=</text:span><text:span text:style-name="T37">"adinch.app.install.AdinchReceiver"</text:span><text:span text:style-name="T16"> a</text:span><text:span text:style-name="T21">ndroid:exported</text:span><text:span text:style-name="T26">=</text:span><text:span text:style-name="T33">"true"</text:span><text:span text:style-name="T14">&gt;</text:span></text:p>
      <text:p text:style-name="P8"><text:span text:style-name="T26"><text:tab/><text:tab/></text:span></text:p>
      <text:p text:style-name="P8"><text:span text:style-name="T26"><text:tab/></text:span><text:span text:style-name="T14">&lt;</text:span><text:span text:style-name="T19">intent-filter</text:span><text:span text:style-name="T14">&gt;</text:span></text:p>
      <text:p text:style-name="P8"><text:span text:style-name="T26"><text:tab/><text:tab/><text:tab/></text:span><text:span text:style-name="T14">&lt;</text:span><text:span text:style-name="T19">action</text:span><text:span text:style-name="T16"> </text:span><text:span text:style-name="T21">android:name</text:span><text:span text:style-name="T26">=</text:span><text:span text:style-name="T33">"com.android.vending.INSTALL_REFERRER"</text:span><text:span text:style-name="T16"> </text:span><text:span text:style-name="T14">/&gt;</text:span></text:p>
      <text:p text:style-name="P8"><text:span text:style-name="T26"><text:tab/></text:span><text:span text:style-name="T14">&lt;/</text:span><text:span text:style-name="T19">intent-filter</text:span><text:span text:style-name="T14">&gt;</text:span></text:p>
      <text:p text:style-name="P8"><text:span text:style-name="T14">&lt;/</text:span><text:span text:style-name="T19">receiver</text:span><text:span text:style-name="T14">&gt;</text:span></text:p>
      <text:p text:style-name="Standard"><text:span text:style-name="T19">&lt;meta-data</text:span><text:span text:style-name="T16"> </text:span><text:span text:style-name="T21">android:name</text:span><text:span text:style-name="T26">=</text:span><text:span text:style-name="T33">"APP_NAME"</text:span><text:span text:style-name="T16"> </text:span><text:span text:style-name="T21">android:value</text:span><text:span text:style-name="T26">=</text:span><text:span text:style-name="T33">"YOUR.APPLICATION.NAME"</text:span><text:span text:style-name="T16"> </text:span><text:span text:style-name="T14">/&gt;</text:span></text:p>
      <text:p text:style-name="Standard"><text:span text:style-name="T19">&lt;meta-data</text:span><text:span text:style-name="T16"> </text:span><text:span text:style-name="T21">android:name</text:span><text:span text:style-name="T26">=</text:span><text:span text:style-name="T33">"</text:span><text:span text:style-name="T37">ADINCH_CLIENT_ID</text:span><text:span text:style-name="T33">"</text:span><text:span text:style-name="T16"> </text:span><text:span text:style-name="T21">android:value</text:span><text:span text:style-name="T26">=</text:span><text:span text:style-name="T33">"ClientID"</text:span><text:span text:style-name="T16"> </text:span><text:span text:style-name="T14">/&gt;</text:span></text:p>
      <text:p text:style-name="P20"/>
      <text:list xml:id="list5711813500722924173" text:style-name="L1">
        <text:list-item>
          <text:p text:style-name="P32"><text:span text:style-name="T2">Replace YOUR.APPLICATION.NAME with your application package name along the lines of com.yourcompany.yourapplication </text:span></text:p>
        </text:list-item>
      </text:list>
      <text:p text:style-name="List_20_Paragraph"><text:span text:style-name="T2"><text:s/></text:span></text:p>
      <text:list xml:id="list6781608797377336805" text:style-name="L2">
        <text:list-item>
          <text:p text:style-name="P33"><text:span text:style-name="T2">Replace ClientID with the client ID code given to you by </text:span><text:span text:style-name="T13">Adinch App Install</text:span><text:span text:style-name="T2">.</text:span></text:p>
        </text:list-item>
      </text:list>
      <text:p text:style-name="P2"/>
      <text:p text:style-name="P21"><text:span text:style-name="T2"><text:tab/>Add the following lines to AndroidManifest.xml after the &lt;/application&gt; tag to allow permissions for the </text:span><text:span text:style-name="T13">Adinch App Install</text:span><text:span text:style-name="T2"> SDK</text:span></text:p>
      <text:p text:style-name="P22"/>
      <text:p text:style-name="P8"><text:span text:style-name="T38">&lt;!-- Container TAG requires Internet permission --&gt;</text:span></text:p>
      <text:p text:style-name="P8"><text:span text:style-name="T15">&lt;</text:span><text:span text:style-name="T20">uses-permission</text:span><text:span text:style-name="T18"> </text:span><text:span text:style-name="T22">android:name</text:span><text:span text:style-name="T28">=</text:span><text:span text:style-name="T35">"android.permission.INTERNET"</text:span><text:span text:style-name="T18"> </text:span><text:span text:style-name="T15">/&gt;</text:span><text:span text:style-name="T28"> <text:s text:c="3"/></text:span></text:p>
      <text:p text:style-name="P8"><text:span text:style-name="T15">&lt;</text:span><text:span text:style-name="T20">uses-permission</text:span><text:span text:style-name="T18"> </text:span><text:span text:style-name="T22">android:name</text:span><text:span text:style-name="T28">=</text:span><text:span text:style-name="T35">"android.permission.ACCESS_WIFI_STATE"</text:span><text:span text:style-name="T18"> </text:span><text:span text:style-name="T15">/&gt;</text:span></text:p>
      <text:p text:style-name="Standard"><text:span text:style-name="T15">&lt;</text:span><text:span text:style-name="T20">uses-permission</text:span><text:span text:style-name="T18"> </text:span><text:span text:style-name="T22">android:name</text:span><text:span text:style-name="T28">=</text:span><text:span text:style-name="T35">"android.permission.READ_PHONE_STATE"</text:span><text:span text:style-name="T18"> </text:span><text:span text:style-name="T15">/&gt;</text:span></text:p>
      <text:p text:style-name="P10"/>
      <text:p text:style-name="P10"/>
      <text:list xml:id="list197962940" text:continue-list="list203653689" text:style-name="WWNum1">
        <text:list-item>
          <text:p text:style-name="P28"><text:span text:style-name="T4">If you have any other referral Tracking :</text:span></text:p>
        </text:list-item>
      </text:list>
      <text:p text:style-name="P19"/>
      <text:p text:style-name="P18"><text:span text:style-name="T2">You should only have a single receiver for the INSTALL_REFERRER intent. If you are using any other referral tracking providers such as Admob or GoogleAnalytics, </text:span><text:span text:style-name="T13">Adinch App Install</text:span><text:span text:style-name="T2"> provides a mechanism to forward the intent from the market on to other receivers. Simply add a line like the following one (The example given below is for Admob) within the receiver tags :</text:span></text:p>
      <text:p text:style-name="P2"/>
      <text:p text:style-name="P8"><text:span text:style-name="T38">&lt;!—Forward the referral to Admob --&gt;</text:span></text:p>
      <text:p text:style-name="P8"><text:span text:style-name="T15">&lt;</text:span><text:span text:style-name="T20">meta-data</text:span><text:span text:style-name="T18"> </text:span><text:span text:style-name="T22">android:name</text:span><text:span text:style-name="T28">=</text:span><text:span text:style-name="T35">"forward.Admob"</text:span></text:p>
      <text:p text:style-name="Standard"><text:soft-page-break/><text:span text:style-name="T18"><text:s text:c="8"/></text:span><text:span text:style-name="T22">android:value</text:span><text:span text:style-name="T28">=</text:span><text:span text:style-name="T35">"</text:span><text:span text:style-name="T39">com.admob.android.ads.analytics.InstallReceiver</text:span><text:span text:style-name="T35">"</text:span><text:span text:style-name="T18"> </text:span><text:span text:style-name="T15">/&gt;</text:span></text:p>
      <text:p text:style-name="P2"/>
      <text:p text:style-name="Standard"><text:span text:style-name="T2">The name of the tag (in this case forward.Admob) can be anything so long as it is unique. So the code within the receiver tags would then look like :</text:span></text:p>
      <text:p text:style-name="P2"/>
      <text:p text:style-name="P8"><text:span text:style-name="T14">&lt;</text:span><text:span text:style-name="T19">receiver</text:span><text:span text:style-name="T16"> </text:span><text:span text:style-name="T21">android:name</text:span><text:span text:style-name="T26">=</text:span><text:span text:style-name="T33">"</text:span><text:span text:style-name="T37">adinch.app.install.AdinchReceiver</text:span><text:span text:style-name="T33">"</text:span><text:span text:style-name="T16"> a</text:span><text:span text:style-name="T21">ndroid:exported</text:span><text:span text:style-name="T26">=</text:span><text:span text:style-name="T33">"true"</text:span><text:span text:style-name="T14">&gt;</text:span></text:p>
      <text:p text:style-name="P8"><text:span text:style-name="T26"><text:tab/><text:tab/></text:span></text:p>
      <text:p text:style-name="P8"><text:span text:style-name="T26"><text:tab/></text:span><text:span text:style-name="T14">&lt;</text:span><text:span text:style-name="T19">intent-filter</text:span><text:span text:style-name="T14">&gt;</text:span></text:p>
      <text:p text:style-name="P8"><text:span text:style-name="T26"><text:tab/><text:tab/><text:tab/></text:span><text:span text:style-name="T14">&lt;</text:span><text:span text:style-name="T19">action</text:span><text:span text:style-name="T16"> </text:span><text:span text:style-name="T21">android:name</text:span><text:span text:style-name="T26">=</text:span><text:span text:style-name="T33">"com.android.vending.INSTALL_REFERRER"</text:span><text:span text:style-name="T16"> </text:span><text:span text:style-name="T14">/&gt;</text:span></text:p>
      <text:p text:style-name="P8"><text:span text:style-name="T26"><text:tab/></text:span><text:span text:style-name="T14">&lt;/</text:span><text:span text:style-name="T19">intent-filter</text:span><text:span text:style-name="T14">&gt;</text:span></text:p>
      <text:p text:style-name="P24"><text:span text:style-name="T15">&lt;</text:span><text:span text:style-name="T20">meta-data</text:span><text:span text:style-name="T18"> </text:span><text:span text:style-name="T22">android:name</text:span><text:span text:style-name="T28">=</text:span><text:span text:style-name="T35">"forward.Admob"</text:span></text:p>
      <text:p text:style-name="Standard"><text:span text:style-name="T18"><text:s text:c="8"/></text:span><text:span text:style-name="T22">android:value</text:span><text:span text:style-name="T28">=</text:span><text:span text:style-name="T35">"</text:span><text:span text:style-name="T39">com.admob.android.ads.analytics.InstallReceiver</text:span><text:span text:style-name="T35">"</text:span><text:span text:style-name="T18"> </text:span><text:span text:style-name="T15">/&gt;</text:span></text:p>
      <text:p text:style-name="P11"/>
      <text:p text:style-name="P8"><text:span text:style-name="T14">&lt;/</text:span><text:span text:style-name="T19">receiver</text:span><text:span text:style-name="T14">&gt;</text:span></text:p>
      <text:p text:style-name="P2"/>
      <text:p text:style-name="Standard"><text:span text:style-name="T2">You can add as many receivers as you like and the </text:span><text:span text:style-name="T13">Adinch App Install</text:span><text:span text:style-name="T2"> SDK will forward the referral broadcast on to each of them.</text:span></text:p>
      <text:p text:style-name="P2"/>
      <text:list xml:id="list1190308612" text:continue-numbering="true" text:style-name="WWNum1">
        <text:list-item>
          <text:p text:style-name="P28"><text:span text:style-name="T4">Call the Adinch App Install SDK. </text:span></text:p>
        </text:list-item>
      </text:list>
      <text:p text:style-name="P30"/>
      <text:p text:style-name="P24"><text:span text:style-name="T7">a) At the top of your main file include the Tag library :</text:span></text:p>
      <text:p text:style-name="P12"/>
      <text:p text:style-name="P17"><text:span text:style-name="T42">import</text:span><text:span text:style-name="T25"> adinch.app.install.AdinchConnect;</text:span></text:p>
      <text:p text:style-name="P30"/>
      <text:p text:style-name="List_20_Paragraph"><text:span text:style-name="T3">b) Inside your applications OnCreate function add the following lines :</text:span></text:p>
      <text:p text:style-name="P2"/>
      <text:p text:style-name="P8"><text:span text:style-name="T43">// Connect with the </text:span><text:span text:style-name="T47">Adinch App Install</text:span><text:span text:style-name="T48"> </text:span><text:span text:style-name="T43">server. <text:s/>Call this when the application first starts.</text:span></text:p>
      <text:p text:style-name="P16"><text:span text:style-name="T25">AdinchConnect.</text:span><text:span text:style-name="T32">getConnectInstance</text:span><text:span text:style-name="T25">(</text:span><text:span text:style-name="T42">this</text:span><text:span text:style-name="T25">);</text:span></text:p>
      <text:p text:style-name="P13"/>
      <text:p text:style-name="Standard"><text:span text:style-name="T26"/></text:p>
      <text:p text:style-name="P14"/>
      <text:p text:style-name="P2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Monaco1" svg:font-family="Monaco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enlo Regular" svg:font-family="'Menlo Regular'" style:font-family-generic="roma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mbria1" svg:font-family="Cambria" style:font-family-generic="system" style:font-pitch="variable"/>
    <style:font-face style:name="Courier" svg:font-family="Courier" style:font-family-generic="system" style:font-pitch="variable"/>
    <style:font-face style:name="Menlo Regular1" svg:font-family="'Menlo Regular'" style:font-family-generic="system" style:font-pitch="variable"/>
    <style:font-face style:name="Monaco2" svg:font-family="Monac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Arial Unicode MS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866in" fo:margin-left="0.3937in" fo:margin-right="0.3937in" style:writing-mode="lr-tb" style:layout-grid-color="#c0c0c0" style:layout-grid-lines="2721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ayton</meta:initial-creator>
    <meta:editing-cycles>6</meta:editing-cycles>
    <meta:creation-date>2013-04-24T11:01:00</meta:creation-date>
    <dc:date>2014-01-13T15:48:22</dc:date>
    <meta:editing-duration>PT22M32S</meta:editing-duration>
    <meta:generator>OpenOffice.org/3.4$Unix OpenOffice.org_project/340m1$Build-9590</meta:generator>
    <meta:document-statistic meta:table-count="0" meta:image-count="0" meta:object-count="0" meta:page-count="2" meta:paragraph-count="46" meta:word-count="366" meta:character-count="2942"/>
    <meta:user-defined meta:name="AppVersion">12.0000</meta:user-defined>
    <meta:user-defined meta:name="Company">Matthew Arnold Schoo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